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name">
            <text:p>name</text:p>
          </table:table-cell>
          <table:table-cell table:style-name="pd1" office:value-type="string" office:string-value="effect">
            <text:p>effect</text:p>
          </table:table-cell>
          <table:table-cell table:style-name="pd1" office:value-type="string" office:string-value="type">
            <text:p>type</text:p>
          </table:table-cell>
          <table:table-cell table:style-name="pd1" office:value-type="string" office:string-value="card type">
            <text:p>card type</text:p>
          </table:table-cell>
          <table:table-cell table:style-name="pd1" office:value-type="string" office:string-value="color">
            <text:p>color</text:p>
          </table:table-cell>
          <table:table-cell table:style-name="pd1" office:value-type="string" office:string-value="attribute">
            <text:p>attribute</text:p>
          </table:table-cell>
          <table:table-cell table:style-name="pd1" office:value-type="string" office:string-value="level">
            <text:p>level</text:p>
          </table:table-cell>
          <table:table-cell table:style-name="pd1" office:value-type="string" office:string-value="atk">
            <text:p>atk</text:p>
          </table:table-cell>
          <table:table-cell table:style-name="pd1" office:value-type="string" office:string-value="def">
            <text:p>def</text:p>
          </table:table-cell>
          <table:table-cell table:style-name="pd1" office:value-type="string" office:string-value="flip">
            <text:p>flip</text:p>
          </table:table-cell>
          <table:table-cell table:style-name="pd1" office:value-type="string" office:string-value="ability">
            <text:p>ability</text:p>
          </table:table-cell>
          <table:table-cell table:style-name="pd1" office:value-type="string" office:string-value="pendulum">
            <text:p>pendulum</text:p>
          </table:table-cell>
          <table:table-cell table:style-name="pd1" office:value-type="string" office:string-value="scale">
            <text:p>scale</text:p>
          </table:table-cell>
          <table:table-cell table:style-name="pd1" office:value-type="string" office:string-value="pendulum_effect">
            <text:p>pendulum_effect</text:p>
          </table:table-cell>
          <table:table-cell table:style-name="pd1" office:value-type="string" office:string-value="arrows">
            <text:p>arrows</text:p>
          </table:table-cell>
          <table:table-cell table:style-name="pd1" office:value-type="string" office:string-value="id">
            <text:p>id</text:p>
          </table:table-cell>
        </table:table-row>
        <table:table-row>
          <table:table-cell office:value-type="string" office:string-value="Skull Red Bird">
            <text:p>Skull Red Bird</text:p>
          </table:table-cell>
          <table:table-cell office:value-type="string" office:string-value="● This monster swoops down and attacks with a rain of knives stored in its wings.">
            <text:p>● This monster swoops down and attacks with a rain of knives stored in its wings.</text:p>
          </table:table-cell>
          <table:table-cell office:value-type="string" office:string-value="Winged Beast">
            <text:p>Winged Beast</text:p>
          </table:table-cell>
          <table:table-cell office:value-type="string" office:string-value="Monster">
            <text:p>Monster</text:p>
          </table:table-cell>
          <table:table-cell office:value-type="string" office:string-value="Normal">
            <text:p>Normal</text:p>
          </table:table-cell>
          <table:table-cell office:value-type="string" office:string-value="WIND">
            <text:p>WIND</text:p>
          </table:table-cell>
          <table:table-cell office:value-type="float" office:value="4">
            <text:p>4</text:p>
          </table:table-cell>
          <table:table-cell office:value-type="float" office:value="1550">
            <text:p>1550</text:p>
          </table:table-cell>
          <table:table-cell office:value-type="float" office:value="1200">
            <text:p>1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202894">
            <text:p>10202894</text:p>
          </table:table-cell>
        </table:table-row>
        <table:table-row>
          <table:table-cell office:value-type="string" office:string-value="Fiend Reflection #2">
            <text:p>Fiend Reflection #2</text:p>
          </table:table-cell>
          <table:table-cell office:value-type="string" office:string-value="● A bird-beast that summons reinforcements with a hand mirror.">
            <text:p>● A bird-beast that summons reinforcements with a hand mirror.</text:p>
          </table:table-cell>
          <table:table-cell office:value-type="string" office:string-value="Winged Beast">
            <text:p>Winged Beast</text:p>
          </table:table-cell>
          <table:table-cell office:value-type="string" office:string-value="Monster">
            <text:p>Monster</text:p>
          </table:table-cell>
          <table:table-cell office:value-type="string" office:string-value="Normal">
            <text:p>Normal</text:p>
          </table:table-cell>
          <table:table-cell office:value-type="string" office:string-value="LIGHT">
            <text:p>LIGHT</text:p>
          </table:table-cell>
          <table:table-cell office:value-type="float" office:value="4">
            <text:p>4</text:p>
          </table:table-cell>
          <table:table-cell office:value-type="float" office:value="1100">
            <text:p>1100</text:p>
          </table:table-cell>
          <table:table-cell office:value-type="float" office:value="1400">
            <text:p>1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863439">
            <text:p>2863439</text:p>
          </table:table-cell>
        </table:table-row>
        <table:table-row>
          <table:table-cell office:value-type="string" office:string-value="Aqua Madoor">
            <text:p>Aqua Madoor</text:p>
          </table:table-cell>
          <table:table-cell office:value-type="string" office:string-value="● A wizard of the waters that conjures a liquid wall to crush any enemies that oppose him.">
            <text:p>● A wizard of the waters that conjures a liquid wall to crush any enemies that oppose him.</text:p>
          </table:table-cell>
          <table:table-cell office:value-type="string" office:string-value="Spellcaster">
            <text:p>Spellcaster</text:p>
          </table:table-cell>
          <table:table-cell office:value-type="string" office:string-value="Monster">
            <text:p>Monster</text:p>
          </table:table-cell>
          <table:table-cell office:value-type="string" office:string-value="Normal">
            <text:p>Normal</text:p>
          </table:table-cell>
          <table:table-cell office:value-type="string" office:string-value="WATER">
            <text:p>WATER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office:value-type="float" office:value="2000">
            <text:p>2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5639257">
            <text:p>85639257</text:p>
          </table:table-cell>
        </table:table-row>
        <table:table-row>
          <table:table-cell office:value-type="string" office:string-value="Mystical Elf">
            <text:p>Mystical Elf</text:p>
          </table:table-cell>
          <table:table-cell office:value-type="string" office:string-value="● A delicate elf that lacks offense, but has a terrific defense backed by mystical power.">
            <text:p>● A delicate elf that lacks offense, but has a terrific defense backed by mystical power.</text:p>
          </table:table-cell>
          <table:table-cell office:value-type="string" office:string-value="Spellcaster">
            <text:p>Spellcaster</text:p>
          </table:table-cell>
          <table:table-cell office:value-type="string" office:string-value="Monster">
            <text:p>Monster</text:p>
          </table:table-cell>
          <table:table-cell office:value-type="string" office:string-value="Normal">
            <text:p>Normal</text:p>
          </table:table-cell>
          <table:table-cell office:value-type="string" office:string-value="LIGHT">
            <text:p>LIGHT</text:p>
          </table:table-cell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000">
            <text:p>2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25844">
            <text:p>15025844</text:p>
          </table:table-cell>
        </table:table-row>
        <table:table-row>
          <table:table-cell office:value-type="string" office:string-value="Giant Soldier of Stone">
            <text:p>Giant Soldier of Stone</text:p>
          </table:table-cell>
          <table:table-cell office:value-type="string" office:string-value="● A giant warrior made of stone.&#10;● A punch from this creature has earth-shaking results.">
            <text:p>● A giant warrior made of stone.
● A punch from this creature has earth-shaking results.</text:p>
          </table:table-cell>
          <table:table-cell office:value-type="string" office:string-value="Rock">
            <text:p>Rock</text:p>
          </table:table-cell>
          <table:table-cell office:value-type="string" office:string-value="Monster">
            <text:p>Monster</text:p>
          </table:table-cell>
          <table:table-cell office:value-type="string" office:string-value="Normal">
            <text:p>Normal</text:p>
          </table:table-cell>
          <table:table-cell office:value-type="string" office:string-value="EARTH">
            <text:p>EARTH</text:p>
          </table:table-cell>
          <table:table-cell office:value-type="float" office:value="3">
            <text:p>3</text:p>
          </table:table-cell>
          <table:table-cell office:value-type="float" office:value="1300">
            <text:p>1300</text:p>
          </table:table-cell>
          <table:table-cell office:value-type="float" office:value="2000">
            <text:p>2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3039848">
            <text:p>13039848</text:p>
          </table:table-cell>
        </table:table-row>
        <table:table-row>
          <table:table-cell office:value-type="string" office:string-value="Spirit of the Harp">
            <text:p>Spirit of the Harp</text:p>
          </table:table-cell>
          <table:table-cell office:value-type="string" office:string-value="● A spirit that soothes the soul with the music of its heavenly harp.">
            <text:p>● A spirit that soothes the soul with the music of its heavenly harp.</text:p>
          </table:table-cell>
          <table:table-cell office:value-type="string" office:string-value="Fairy">
            <text:p>Fairy</text:p>
          </table:table-cell>
          <table:table-cell office:value-type="string" office:string-value="Monster">
            <text:p>Monster</text:p>
          </table:table-cell>
          <table:table-cell office:value-type="string" office:string-value="Normal">
            <text:p>Normal</text:p>
          </table:table-cell>
          <table:table-cell office:value-type="string" office:string-value="LIGHT">
            <text:p>LIGHT</text:p>
          </table:table-cell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000">
            <text:p>2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0770678">
            <text:p>80770678</text:p>
          </table:table-cell>
        </table:table-row>
        <table:table-row>
          <table:table-cell office:value-type="string" office:string-value="Man-Eater Bug">
            <text:p>Man-Eater Bug</text:p>
          </table:table-cell>
          <table:table-cell office:value-type="string" office:string-value="● FLIP: Target 1 monster on the field; destroy it.">
            <text:p>● FLIP: Target 1 monster on the field; destroy it.</text:p>
          </table:table-cell>
          <table:table-cell office:value-type="string" office:string-value="Insect">
            <text:p>Insect</text:p>
          </table:table-cell>
          <table:table-cell office:value-type="string" office:string-value="Monster">
            <text:p>Monster</text:p>
          </table:table-cell>
          <table:table-cell office:value-type="string" office:string-value="Effect">
            <text:p>Effect</text:p>
          </table:table-cell>
          <table:table-cell office:value-type="string" office:string-value="EARTH">
            <text:p>EARTH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4652250">
            <text:p>54652250</text:p>
          </table:table-cell>
        </table:table-row>
        <table:table-row>
          <table:table-cell office:value-type="string" office:string-value="Fissure">
            <text:p>Fissure</text:p>
          </table:table-cell>
          <table:table-cell office:value-type="string" office:string-value="● Destroy the 1 face-up monster your opponent controls that has the lowest ATK (your choice, if tied).">
            <text:p>● Destroy the 1 face-up monster your opponent controls that has the lowest ATK (your choice, if tied).</text:p>
          </table:table-cell>
          <table:table-cell office:value-type="string" office:string-value="Normal">
            <text:p>Normal</text:p>
          </table:table-cell>
          <table:table-cell office:value-type="string" office:string-value="Spell">
            <text:p>Spel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66788016">
            <text:p>66788016</text:p>
          </table:table-cell>
        </table:table-row>
        <table:table-row>
          <table:table-cell office:value-type="string" office:string-value="Raigeki">
            <text:p>Raigeki</text:p>
          </table:table-cell>
          <table:table-cell office:value-type="string" office:string-value="● Destroy all monsters your opponent controls.">
            <text:p>● Destroy all monsters your opponent controls.</text:p>
          </table:table-cell>
          <table:table-cell office:value-type="string" office:string-value="Normal">
            <text:p>Normal</text:p>
          </table:table-cell>
          <table:table-cell office:value-type="string" office:string-value="Spell">
            <text:p>Spel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580477">
            <text:p>12580477</text:p>
          </table:table-cell>
        </table:table-row>
        <table:table-row>
          <table:table-cell office:value-type="string" office:string-value="Swords of Revealing Light">
            <text:p>Swords of Revealing Light</text:p>
          </table:table-cell>
          <table:table-cell office:value-type="string" office:string-value="● After this card's activation, it remains on the field, but you must destroy it during the End Phase of your opponent's 3rd turn.&#10;● When this card is activated: If your opponent controls a face-down monster, flip all monsters they control face-up.&#10;● While this card is face-up on the field, your opponent's monsters cannot declare an attack.">
            <text:p>● After this card's activation, it remains on the field, but you must destroy it during the End Phase of your opponent's 3rd turn.
● When this card is activated: If your opponent controls a face-down monster, flip all monsters they control face-up.
● While this card is face-up on the field, your opponent's monsters cannot declare an attack.</text:p>
          </table:table-cell>
          <table:table-cell office:value-type="string" office:string-value="Normal">
            <text:p>Normal</text:p>
          </table:table-cell>
          <table:table-cell office:value-type="string" office:string-value="Spell">
            <text:p>Spel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2302403">
            <text:p>72302403</text:p>
          </table:table-cell>
        </table:table-row>
        <table:table-row>
          <table:table-cell office:value-type="string" office:string-value="Dragon Capture Jar">
            <text:p>Dragon Capture Jar</text:p>
          </table:table-cell>
          <table:table-cell office:value-type="string" office:string-value="● Change all face-up Dragon monsters on the field to Defense Position, also they cannot change their battle positions.">
            <text:p>● Change all face-up Dragon monsters on the field to Defense Position, also they cannot change their battle positions.</text:p>
          </table:table-cell>
          <table:table-cell office:value-type="string" office:string-value="Continuous">
            <text:p>Continuous</text:p>
          </table:table-cell>
          <table:table-cell office:value-type="string" office:string-value="Trap">
            <text:p>Tra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0045299">
            <text:p>50045299</text:p>
          </table:table-cell>
        </table:table-row>
        <table:table-row>
          <table:table-cell office:value-type="string" office:string-value="Trap Hole">
            <text:p>Trap Hole</text:p>
          </table:table-cell>
          <table:table-cell office:value-type="string" office:string-value="● When your opponent Normal or Flip Summons 1 monster with 1000 or more ATK: Target that monster; destroy that target.">
            <text:p>● When your opponent Normal or Flip Summons 1 monster with 1000 or more ATK: Target that monster; destroy that target.</text:p>
          </table:table-cell>
          <table:table-cell office:value-type="string" office:string-value="Normal">
            <text:p>Normal</text:p>
          </table:table-cell>
          <table:table-cell office:value-type="string" office:string-value="Trap">
            <text:p>Tra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206964">
            <text:p>42069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